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données_réactions">
        <table:table-column/>
        <table:table-column/>
        <table:table-column/>
        <table:table-column/>
        <table:table-row>
          <table:table-cell office:value-type="string">
            <text:p>Réactions</text:p>
          </table:table-cell>
          <table:table-cell office:value-type="string">
            <text:p>Équations</text:p>
          </table:table-cell>
          <table:table-cell office:value-type="string">
            <text:p>Delta G de réaction (en KJ/mol)</text:p>
          </table:table-cell>
          <table:table-cell office:value-type="string">
            <text:p>Keq</text:p>
          </table:table-cell>
        </table:table-row>
        <table:table-row>
          <table:table-cell office:value-type="string">
            <text:p>ATP_hydrolysis</text:p>
          </table:table-cell>
          <table:table-cell office:value-type="string">
            <text:p>C00001 + C00002 = C00008 + C00009</text:p>
          </table:table-cell>
          <table:table-cell office:value-type="string">
            <text:p>-29.64175327394397</text:p>
          </table:table-cell>
          <table:table-cell office:value-type="string">
            <text:p>156062.82168751984</text:p>
          </table:table-cell>
        </table:table-row>
        <table:table-row>
          <table:table-cell office:value-type="string">
            <text:p>Glycolyse</text:p>
          </table:table-cell>
          <table:table-cell office:value-type="string">
            <text:p>C00031 + 2 C00003 + 2 C00008 + 2 C00009 = 2 C00022 + 2 C00004 + 2 C00002 + 2 C00001</text:p>
          </table:table-cell>
          <table:table-cell office:value-type="string">
            <text:p>-92.29285689247206</text:p>
          </table:table-cell>
          <table:table-cell office:value-type="string">
            <text:p>1.4787973867897622e+16</text:p>
          </table:table-cell>
        </table:table-row>
        <table:table-row>
          <table:table-cell office:value-type="string">
            <text:p>ATP_hydrolysis2</text:p>
          </table:table-cell>
          <table:table-cell office:value-type="string">
            <text:p>C00001 + C00002 = C00008 + C00009</text:p>
          </table:table-cell>
          <table:table-cell office:value-type="string">
            <text:p>-29.64175327394397</text:p>
          </table:table-cell>
          <table:table-cell office:value-type="string">
            <text:p>156062.82168751984</text:p>
          </table:table-cell>
        </table:table-row>
        <table:table-row>
          <table:table-cell office:value-type="string">
            <text:p>R_ACKr</text:p>
          </table:table-cell>
          <table:table-cell office:value-type="string">
            <text:p>C00002 + C00033 = C00008 + C00227</text:p>
          </table:table-cell>
          <table:table-cell office:value-type="string">
            <text:p>13.990414860694358</text:p>
          </table:table-cell>
          <table:table-cell office:value-type="string">
            <text:p>0.0035387426203479476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4-05T11:32:53.164264</meta:creation-date>
    <dc:date>2024-04-05T11:32:53.166336</dc:date>
    <meta:generator>http://pypi.python.org/pypi/ezodf/0.1.0$Python3.11.7 (main, Dec 15 2023, 18:12:31) [GCC 11.2.0]</meta:generator>
    <meta:document-statistic/>
    <meta:editing-cycles>1</meta:editing-cycles>
  </office:meta>
</office:document-meta>
</file>